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 style:font-pitch="variable"/>
    <style:font-face style:name="MS Gothic" svg:font-family="'MS Gothic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25cm" fo:min-width="2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0.75cm" fo:min-width="13.2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cm" fo:min-width="25.44cm"/>
    </style:style>
    <style:style style:name="gr4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726cm" fo:min-width="9.22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cm" fo:min-width="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cm" fo:min-width="1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cm" fo:min-width="24.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7.352cm" fo:min-width="7.98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5cm" fo:min-width="1.7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cm" fo:min-width="7.25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2.2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5cm" svg:height="11.5cm" svg:x="1.2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75cm" svg:height="11cm" svg:x="7.25cm" svg:y="7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94cm" svg:height="2.25cm" svg:x="1cm" svg:y="1cm">
          <text:p/>
          <draw:enhanced-geometry svg:viewBox="0 0 21600 21600" draw:type="rectangle" draw:enhanced-path="M 0 0 L 21600 0 21600 21600 0 21600 0 0 Z N"/>
        </draw:custom-shape>
        <draw:custom-shape draw:name="Simple" draw:style-name="gr4" draw:text-style-name="P3" draw:layer="layout" svg:width="9.75cm" svg:height="2.011cm" svg:x="8.5cm" svg:y="1.25cm">
          <text:p text:style-name="P2"><text:span text:style-name="T1">Game Titl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6.5cm" svg:height="1.75cm" svg:x="10.7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25cm" svg:x="11cm" svg:y="3.75cm">
          <text:p text:style-name="P4">W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25cm" svg:x="13.25cm" svg:y="3.75cm">
          <text:p text:style-name="P4">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25cm" svg:x="15.5cm" svg:y="3.75cm">
          <text:p text:style-name="P4">L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5cm" svg:height="1.25cm" svg:x="1.5cm" svg:y="5.5cm">
          <text:p text:style-name="P4">Messag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cm" svg:height="10.75cm" svg:x="8.2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5cm" svg:height="2cm" svg:x="13cm" svg:y="7.75cm">
          <text:p text:style-name="P4">Dealer’s<text:line-break/>Hand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25cm" svg:height="2cm" svg:x="13cm" svg:y="14.75cm">
          <text:p text:style-name="P4">Player’s<text:line-break/>Hand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75cm" svg:height="1.25cm" svg:x="10.25cm" svg:y="18.75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75cm" svg:height="0.75cm" svg:x="10.5cm" svg:y="19cm">
          <text:p text:style-name="P4">Stand Btn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75cm" svg:height="0.75cm" svg:x="14.75cm" svg:y="19cm">
          <text:p text:style-name="P4">Hit Btn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5cm" svg:height="1.5cm" svg:x="23.25cm" svg:y="1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.25cm" svg:x="23.9cm" svg:y="18.9cm">
          <text:p text:style-name="P6"><text:span text:style-name="T2">Current</text:span><text:span text:style-name="T2"><text:line-break/></text:span><text:span text:style-name="T2">hand</text:span><text:span text:style-name="T2"><text:line-break/></text:span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5cm" svg:height="1.5cm" svg:x="1.75cm" svg:y="1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75cm" svg:height="0.5cm" svg:x="2.25cm" svg:y="19.25cm">
          <text:p text:style-name="P6"><text:span text:style-name="T2">Play Bt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 style:font-pitch="variable"/>
    <style:font-face style:name="MS Gothic" svg:font-family="'MS Gothic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19.055386597</meta:creation-date>
    <dc:date>2021-07-14T20:49:33.717352852</dc:date>
    <meta:editing-duration>PT16M42S</meta:editing-duration>
    <meta:editing-cycles>3</meta:editing-cycles>
    <meta:generator>LibreOffice/7.1.3.2$Linux_X86_64 LibreOffice_project/10$Build-2</meta:generator>
    <meta:document-statistic meta:object-count="19"/>
  </office:meta>
</office:document-meta>
</file>